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style:font-name="inherit" fo:font-size="9pt" fo:letter-spacing="normal" fo:font-style="normal" fo:font-weight="normal" officeooo:rsid="000f3ddd" officeooo:paragraph-rsid="000f3ddd"/>
    </style:style>
    <style:style style:name="P2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style:font-name="inherit" fo:font-size="9pt" fo:letter-spacing="normal" fo:font-style="normal" fo:font-weight="normal" officeooo:rsid="000fc1b0" officeooo:paragraph-rsid="000fc1b0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style:font-name="inherit" fo:font-size="9pt" fo:letter-spacing="normal" fo:font-style="normal" fo:font-weight="normal"/>
    </style:style>
    <style:style style:name="P4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style:font-name="inherit" fo:font-size="9pt" fo:letter-spacing="normal" fo:font-style="normal" fo:font-weight="normal"/>
    </style:style>
    <style:style style:name="P5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style:font-name="inherit" fo:font-size="9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style:font-name="inherit" fo:font-size="9pt" fo:letter-spacing="normal" fo:font-style="normal" fo:font-weight="normal" officeooo:rsid="00127ca0" officeooo:paragraph-rsid="00127ca0"/>
    </style:style>
    <style:style style:name="P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style:font-name="inherit" fo:font-size="9pt" fo:letter-spacing="normal" fo:font-style="normal" fo:font-weight="normal" officeooo:rsid="00143b4e" officeooo:paragraph-rsid="00143b4e"/>
    </style:style>
    <style:style style:name="T1" style:family="text">
      <style:text-properties officeooo:rsid="001125c2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217905859" text:style-name="L1">
        <text:list-header>
          <text:p text:style-name="P1">Czcionki do projektu</text:p>
          <text:p text:style-name="P2">@import url('https://fonts.googleapis.com/css?family=Cormorant+Upright:400,500|Nunito:400,400i,700');</text:p>
        </text:list-header>
        <text:list-item>
          <text:p text:style-name="P4">font-family: 'Nunito', sans-serif; <text:s/><text:span text:style-name="T1">-Content</text:span></text:p>
        </text:list-item>
      </text:list>
      <text:list xml:id="list2015385509" text:style-name="L2">
        <text:list-item>
          <text:p text:style-name="P5">font-family: 'Cormorant Upright', serif; <text:s/><text:span text:style-name="T1">-Logo</text:span></text:p>
        </text:list-item>
      </text:list>
      <text:p text:style-name="P3"/>
      <text:p text:style-name="P3"/>
      <text:p text:style-name="P7">Kolor</text:p>
      <text:p text:style-name="P6">#02e8f8 <text:s/>rgb 2 232 248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12:48:00.176379651</meta:creation-date>
    <dc:date>2017-08-28T14:00:50.046177429</dc:date>
    <meta:editing-duration>PT4M1S</meta:editing-duration>
    <meta:editing-cycles>5</meta:editing-cycles>
    <meta:generator>LibreOffice/5.3.1.2$Linux_X86_64 LibreOffice_project/30m0$Build-2</meta:generator>
    <meta:document-statistic meta:table-count="0" meta:image-count="0" meta:object-count="0" meta:page-count="1" meta:paragraph-count="6" meta:word-count="22" meta:character-count="243" meta:non-whitespace-character-count="226"/>
  </office:meta>
</office:document-meta>
</file>